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ApplicationContextTests.postProcessMergedBeanDefinition( RootBeanDefinition beanDefinition , Class &lt; ? &gt; beanType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.BeanD( Integer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pplicationContextTests.individual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ApplicationContextTests.getResourceWithCustom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pplicationContextTests.refreshForAotLoadsBeanClassNameOfPropertyValueInner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ApplicationContextTests.individualNamedBeanWith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ApplicationContextTests.refreshForAotFailsOnAnActiv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ApplicationContextTests.determineBeanType( Class &lt; ? &gt; beanClass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ApplicationContextTests.refreshForAotLoadsBean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ApplicationContextTests.refreshForAotRegisters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ApplicationContextTests.getBeanFo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Ao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pplicationContextTests.refreshForAotSetsContext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ApplicationContextTests.refreshForAotDoesNotInstantiat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ApplicationContextTests.refreshForAotFreez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ApplicationContextTests.refreshForAotInvokesMergedBeanDefinitionPostProcessorsOnConstructor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icApplicationContextTests.getBeanDefinition( GenericApplicationContext contex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otFactoryBean.TestAot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B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.setCounter( Integer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B.Bean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ApplicationContextTests.refreshForAotRegisterProxyH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GenericApplicationContextTests.individualBeanWith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icApplicationContextTests.refreshForAotDoesNotInitializeFactoryBeans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ApplicationContextTests.individualBeanWithSupplierAndCustom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icApplicationContextTests.withScoped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ingPongProtocolResolver.resolve( String location , ResourceLoader resource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ApplicationContextTests.individualBeanWithNullReturning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ApplicationContextTests.assertGetResourceSemantics( ResourceLoader resourceLoader , Class &lt; ? extends Resource &gt; defaultResourc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enericApplicationContextTests.postProcessBeforeInitializa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otFactoryBea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pplicationContextTests.refreshForAotLoadsBeanClassNameOfConstructorArgumentInner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icApplicationContextTests.registerMockMergedBeanDefinitionPostProcessor( Generic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ApplicationContextTests.configureApplicationStartupOn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ApplicationContextTests.individualNamed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ApplicationContextTests.clos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pplicationContextTests.refreshForAotInvokesBeanFactoryPos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ApplicationContextTests.withSingleton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ApplicationContextTests.getResourceWithDefault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pplicationContextTests.accessAfterClo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eanD.Be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ApplicationContextTests.refreshForAotInvokesMergedBeanDefinitionPos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ApplicationContextTests.refreshForAotInvokesMergedBeanDefinitionPostProcessorsOnProper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A.BeanA( BeanB b , Bean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ApplicationContextTests.refreshForAotInvokesBeanPostProcessorContractOnMergedBeanDefinitionPostProcess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enericApplicationContextTests.individualNamedBeanWithSupplierAndCustom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